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020-01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5165" calcext:value-type="float">
            <text:p>15165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6263" calcext:value-type="float">
            <text:p>16263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6356" calcext:value-type="float">
            <text:p>1635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7101" calcext:value-type="float">
            <text:p>17101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7805" calcext:value-type="float">
            <text:p>1780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1462" calcext:value-type="float">
            <text:p>2146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6154" calcext:value-type="float">
            <text:p>26154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32792" calcext:value-type="float">
            <text:p>32792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35759" calcext:value-type="float">
            <text:p>3575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41516" calcext:value-type="float">
            <text:p>41516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44253" calcext:value-type="float">
            <text:p>4425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46616" calcext:value-type="float">
            <text:p>46616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91903" calcext:value-type="float">
            <text:p>91903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79490" calcext:value-type="float">
            <text:p>179490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350952" calcext:value-type="float">
            <text:p>35095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9299" calcext:value-type="float">
            <text:p>62929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989579" calcext:value-type="float">
            <text:p>98957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1117736" calcext:value-type="float">
            <text:p>111773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1186437" calcext:value-type="float">
            <text:p>1186437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507197" calcext:value-type="float">
            <text:p>150719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820545" calcext:value-type="float">
            <text:p>1820545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2089550" calcext:value-type="float">
            <text:p>2089550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2224256" calcext:value-type="float">
            <text:p>222425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2343608" calcext:value-type="float">
            <text:p>2343608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2415088" calcext:value-type="float">
            <text:p>2415088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456942" calcext:value-type="float">
            <text:p>2456942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682978" calcext:value-type="float">
            <text:p>2682978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034988" calcext:value-type="float">
            <text:p>3034988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451465" calcext:value-type="float">
            <text:p>3451465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3722392" calcext:value-type="float">
            <text:p>3722392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3929259" calcext:value-type="float">
            <text:p>3929259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078164" calcext:value-type="float">
            <text:p>407816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165188" calcext:value-type="float">
            <text:p>4165188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47523" calcext:value-type="float">
            <text:p>464752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5221693" calcext:value-type="float">
            <text:p>5221693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5860434" calcext:value-type="float">
            <text:p>586043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6408552" calcext:value-type="float">
            <text:p>640855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6894732" calcext:value-type="float">
            <text:p>6894732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7134361" calcext:value-type="float">
            <text:p>7134361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7258959" calcext:value-type="float">
            <text:p>7258959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7821582" calcext:value-type="float">
            <text:p>7821582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8510059" calcext:value-type="float">
            <text:p>8510059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9333290" calcext:value-type="float">
            <text:p>9333290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0234048" calcext:value-type="float">
            <text:p>10234048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1180443" calcext:value-type="float">
            <text:p>11180443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11597687" calcext:value-type="float">
            <text:p>11597687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11751951" calcext:value-type="float">
            <text:p>11751951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12448970" calcext:value-type="float">
            <text:p>12448970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13332145" calcext:value-type="float">
            <text:p>13332145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14354645" calcext:value-type="float">
            <text:p>14354645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15429299" calcext:value-type="float">
            <text:p>15429299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6574353" calcext:value-type="float">
            <text:p>16574353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7142369" calcext:value-type="float">
            <text:p>17142369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7370368" calcext:value-type="float">
            <text:p>17370368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7900054" calcext:value-type="float">
            <text:p>17900054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8678057" calcext:value-type="float">
            <text:p>18678057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9657135" calcext:value-type="float">
            <text:p>19657135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20618718" calcext:value-type="float">
            <text:p>20618718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21702959" calcext:value-type="float">
            <text:p>21702959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22375127" calcext:value-type="float">
            <text:p>22375127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22692423" calcext:value-type="float">
            <text:p>22692423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23482929" calcext:value-type="float">
            <text:p>23482929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24491108" calcext:value-type="float">
            <text:p>24491108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25703483" calcext:value-type="float">
            <text:p>25703483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7018907" calcext:value-type="float">
            <text:p>27018907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8372350" calcext:value-type="float">
            <text:p>28372350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9174254" calcext:value-type="float">
            <text:p>29174254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9462649" calcext:value-type="float">
            <text:p>29462649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30238915" calcext:value-type="float">
            <text:p>30238915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31182257" calcext:value-type="float">
            <text:p>31182257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32294676" calcext:value-type="float">
            <text:p>32294676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33520795" calcext:value-type="float">
            <text:p>33520795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34808240" calcext:value-type="float">
            <text:p>34808240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35661632" calcext:value-type="float">
            <text:p>35661632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36003022" calcext:value-type="float">
            <text:p>36003022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36845715" calcext:value-type="float">
            <text:p>36845715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37917854" calcext:value-type="float">
            <text:p>37917854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39175620" calcext:value-type="float">
            <text:p>39175620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40560163" calcext:value-type="float">
            <text:p>40560163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42069961" calcext:value-type="float">
            <text:p>42069961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43081200" calcext:value-type="float">
            <text:p>43081200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43505754" calcext:value-type="float">
            <text:p>43505754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44367052" calcext:value-type="float">
            <text:p>44367052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45404154" calcext:value-type="float">
            <text:p>45404154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46519178" calcext:value-type="float">
            <text:p>46519178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47713175" calcext:value-type="float">
            <text:p>47713175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48920975" calcext:value-type="float">
            <text:p>48920975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49772310" calcext:value-type="float">
            <text:p>49772310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50140940" calcext:value-type="float">
            <text:p>50140940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50934758" calcext:value-type="float">
            <text:p>50934758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52069591" calcext:value-type="float">
            <text:p>52069591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53474721" calcext:value-type="float">
            <text:p>53474721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55099730" calcext:value-type="float">
            <text:p>55099730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56879831" calcext:value-type="float">
            <text:p>56879831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58031490" calcext:value-type="float">
            <text:p>58031490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58576291" calcext:value-type="float">
            <text:p>58576291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9835582" calcext:value-type="float">
            <text:p>59835582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61476766" calcext:value-type="float">
            <text:p>61476766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63397896" calcext:value-type="float">
            <text:p>63397896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65610525" calcext:value-type="float">
            <text:p>65610525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67407955" calcext:value-type="float">
            <text:p>67407955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68556743" calcext:value-type="float">
            <text:p>68556743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68925940" calcext:value-type="float">
            <text:p>68925940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70508662" calcext:value-type="float">
            <text:p>70508662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72566500" calcext:value-type="float">
            <text:p>72566500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74852637" calcext:value-type="float">
            <text:p>74852637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77341020" calcext:value-type="float">
            <text:p>77341020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9746637" calcext:value-type="float">
            <text:p>79746637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81382946" calcext:value-type="float">
            <text:p>81382946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82176327" calcext:value-type="float">
            <text:p>82176327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83878742" calcext:value-type="float">
            <text:p>83878742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85573299" calcext:value-type="float">
            <text:p>85573299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87476707" calcext:value-type="float">
            <text:p>87476707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89404983" calcext:value-type="float">
            <text:p>89404983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91312218" calcext:value-type="float">
            <text:p>91312218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92475986" calcext:value-type="float">
            <text:p>92475986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93048699" calcext:value-type="float">
            <text:p>93048699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94494898" calcext:value-type="float">
            <text:p>94494898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96310897" calcext:value-type="float">
            <text:p>96310897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98338658" calcext:value-type="float">
            <text:p>98338658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00369686" calcext:value-type="float">
            <text:p>100369686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02247649" calcext:value-type="float">
            <text:p>102247649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103421370" calcext:value-type="float">
            <text:p>103421370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103911856" calcext:value-type="float">
            <text:p>103911856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05324570" calcext:value-type="float">
            <text:p>105324570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07094319" calcext:value-type="float">
            <text:p>107094319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09041635" calcext:value-type="float">
            <text:p>109041635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10997833" calcext:value-type="float">
            <text:p>110997833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12823197" calcext:value-type="float">
            <text:p>112823197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13970077" calcext:value-type="float">
            <text:p>113970077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14546553" calcext:value-type="float">
            <text:p>114546553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15931229" calcext:value-type="float">
            <text:p>115931229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17667028" calcext:value-type="float">
            <text:p>117667028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19448187" calcext:value-type="float">
            <text:p>119448187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21231881" calcext:value-type="float">
            <text:p>121231881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22985801" calcext:value-type="float">
            <text:p>122985801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24057900" calcext:value-type="float">
            <text:p>124057900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24489096" calcext:value-type="float">
            <text:p>124489096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125640112" calcext:value-type="float">
            <text:p>125640112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127067041" calcext:value-type="float">
            <text:p>127067041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128485288" calcext:value-type="float">
            <text:p>128485288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129869088" calcext:value-type="float">
            <text:p>129869088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131282074" calcext:value-type="float">
            <text:p>131282074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132259541" calcext:value-type="float">
            <text:p>132259541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132739672" calcext:value-type="float">
            <text:p>132739672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33733436" calcext:value-type="float">
            <text:p>133733436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134878527" calcext:value-type="float">
            <text:p>134878527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136040915" calcext:value-type="float">
            <text:p>136040915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137195376" calcext:value-type="float">
            <text:p>137195376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38374453" calcext:value-type="float">
            <text:p>138374453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139132880" calcext:value-type="float">
            <text:p>139132880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139474044" calcext:value-type="float">
            <text:p>139474044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40210009" calcext:value-type="float">
            <text:p>140210009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41030801" calcext:value-type="float">
            <text:p>141030801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141849791" calcext:value-type="float">
            <text:p>141849791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42626863" calcext:value-type="float">
            <text:p>142626863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43394767" calcext:value-type="float">
            <text:p>143394767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143806997" calcext:value-type="float">
            <text:p>143806997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144007335" calcext:value-type="float">
            <text:p>144007335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144126367" calcext:value-type="float">
            <text:p>144126367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44890940" calcext:value-type="float">
            <text:p>144890940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45555896" calcext:value-type="float">
            <text:p>14555589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46374985" calcext:value-type="float">
            <text:p>146374985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47308795" calcext:value-type="float">
            <text:p>147308795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148042670" calcext:value-type="float">
            <text:p>148042670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148396810" calcext:value-type="float">
            <text:p>148396810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49119397" calcext:value-type="float">
            <text:p>149119397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49918901" calcext:value-type="float">
            <text:p>149918901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50722808" calcext:value-type="float">
            <text:p>150722808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51517698" calcext:value-type="float">
            <text:p>151517698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2351387" calcext:value-type="float">
            <text:p>152351387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52979629" calcext:value-type="float">
            <text:p>152979629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53269856" calcext:value-type="float">
            <text:p>153269856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53874371" calcext:value-type="float">
            <text:p>153874371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54519421" calcext:value-type="float">
            <text:p>154519421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55135947" calcext:value-type="float">
            <text:p>155135947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55712658" calcext:value-type="float">
            <text:p>155712658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56294426" calcext:value-type="float">
            <text:p>156294426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56656469" calcext:value-type="float">
            <text:p>156656469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6828727" calcext:value-type="float">
            <text:p>156828727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113479" calcext:value-type="float">
            <text:p>157113479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57571047" calcext:value-type="float">
            <text:p>157571047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58001351" calcext:value-type="float">
            <text:p>158001351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58408354" calcext:value-type="float">
            <text:p>158408354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58846979" calcext:value-type="float">
            <text:p>158846979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159135138" calcext:value-type="float">
            <text:p>159135138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159282128" calcext:value-type="float">
            <text:p>159282128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159579279" calcext:value-type="float">
            <text:p>159579279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159928532" calcext:value-type="float">
            <text:p>159928532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60271624" calcext:value-type="float">
            <text:p>160271624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160596796" calcext:value-type="float">
            <text:p>160596796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160930427" calcext:value-type="float">
            <text:p>160930427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161115220" calcext:value-type="float">
            <text:p>161115220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161141857" calcext:value-type="float">
            <text:p>161141857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61345878" calcext:value-type="float">
            <text:p>161345878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61674044" calcext:value-type="float">
            <text:p>161674044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61983284" calcext:value-type="float">
            <text:p>161983284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62284238" calcext:value-type="float">
            <text:p>162284238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62619223" calcext:value-type="float">
            <text:p>162619223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162821600" calcext:value-type="float">
            <text:p>162821600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162927260" calcext:value-type="float">
            <text:p>162927260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63191432" calcext:value-type="float">
            <text:p>163191432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63453193" calcext:value-type="float">
            <text:p>163453193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63715814" calcext:value-type="float">
            <text:p>163715814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63974203" calcext:value-type="float">
            <text:p>163974203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64266248" calcext:value-type="float">
            <text:p>164266248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164451150" calcext:value-type="float">
            <text:p>164451150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164554142" calcext:value-type="float">
            <text:p>164554142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64797585" calcext:value-type="float">
            <text:p>164797585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65046013" calcext:value-type="float">
            <text:p>165046013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165305027" calcext:value-type="float">
            <text:p>165305027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65554159" calcext:value-type="float">
            <text:p>165554159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65831965" calcext:value-type="float">
            <text:p>165831965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166002044" calcext:value-type="float">
            <text:p>166002044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66063451" calcext:value-type="float">
            <text:p>166063451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66278092" calcext:value-type="float">
            <text:p>166278092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66521407" calcext:value-type="float">
            <text:p>166521407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66772559" calcext:value-type="float">
            <text:p>166772559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167017558" calcext:value-type="float">
            <text:p>167017558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167300809" calcext:value-type="float">
            <text:p>167300809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167476834" calcext:value-type="float">
            <text:p>16747683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167572570" calcext:value-type="float">
            <text:p>167572570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167804107" calcext:value-type="float">
            <text:p>167804107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168051827" calcext:value-type="float">
            <text:p>168051827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168301375" calcext:value-type="float">
            <text:p>168301375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168560144" calcext:value-type="float">
            <text:p>168560144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168864800" calcext:value-type="float">
            <text:p>168864800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169050630" calcext:value-type="float">
            <text:p>169050630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169165626" calcext:value-type="float">
            <text:p>169165626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169446455" calcext:value-type="float">
            <text:p>169446455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169734829" calcext:value-type="float">
            <text:p>169734829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170024765" calcext:value-type="float">
            <text:p>170024765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170332054" calcext:value-type="float">
            <text:p>170332054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170714042" calcext:value-type="float">
            <text:p>170714042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170952039" calcext:value-type="float">
            <text:p>170952039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171110506" calcext:value-type="float">
            <text:p>171110506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171458357" calcext:value-type="float">
            <text:p>171458357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171815310" calcext:value-type="float">
            <text:p>171815310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72187004" calcext:value-type="float">
            <text:p>172187004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172560967" calcext:value-type="float">
            <text:p>172560967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173029858" calcext:value-type="float">
            <text:p>173029858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173320890" calcext:value-type="float">
            <text:p>173320890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173496357" calcext:value-type="float">
            <text:p>173496357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173893396" calcext:value-type="float">
            <text:p>173893396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74299017" calcext:value-type="float">
            <text:p>174299017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74712071" calcext:value-type="float">
            <text:p>174712071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175135180" calcext:value-type="float">
            <text:p>175135180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175662425" calcext:value-type="float">
            <text:p>175662425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175995613" calcext:value-type="float">
            <text:p>175995613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176196627" calcext:value-type="float">
            <text:p>176196627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176617486" calcext:value-type="float">
            <text:p>176617486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177028937" calcext:value-type="float">
            <text:p>177028937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177426465" calcext:value-type="float">
            <text:p>177426465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177817748" calcext:value-type="float">
            <text:p>177817748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178296173" calcext:value-type="float">
            <text:p>178296173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178567232" calcext:value-type="float">
            <text:p>178567232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178736445" calcext:value-type="float">
            <text:p>178736445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178820588" calcext:value-type="float">
            <text:p>178820588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179289412" calcext:value-type="float">
            <text:p>179289412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179681619" calcext:value-type="float">
            <text:p>179681619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180069342" calcext:value-type="float">
            <text:p>180069342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180558057" calcext:value-type="float">
            <text:p>180558057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180850889" calcext:value-type="float">
            <text:p>180850889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181020184" calcext:value-type="float">
            <text:p>181020184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181395198" calcext:value-type="float">
            <text:p>181395198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181764652" calcext:value-type="float">
            <text:p>181764652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182144810" calcext:value-type="float">
            <text:p>182144810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182528025" calcext:value-type="float">
            <text:p>182528025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182998265" calcext:value-type="float">
            <text:p>182998265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183267586" calcext:value-type="float">
            <text:p>183267586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183428292" calcext:value-type="float">
            <text:p>183428292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183770755" calcext:value-type="float">
            <text:p>183770755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84105003" calcext:value-type="float">
            <text:p>184105003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184433074" calcext:value-type="float">
            <text:p>184433074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84753722" calcext:value-type="float">
            <text:p>184753722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85157231" calcext:value-type="float">
            <text:p>185157231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185381112" calcext:value-type="float">
            <text:p>185381112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185522986" calcext:value-type="float">
            <text:p>185522986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185740208" calcext:value-type="float">
            <text:p>185740208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186037105" calcext:value-type="float">
            <text:p>186037105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186340548" calcext:value-type="float">
            <text:p>186340548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186649596" calcext:value-type="float">
            <text:p>186649596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87014640" calcext:value-type="float">
            <text:p>187014640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187216292" calcext:value-type="float">
            <text:p>187216292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187343145" calcext:value-type="float">
            <text:p>187343145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187590822" calcext:value-type="float">
            <text:p>187590822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187840393" calcext:value-type="float">
            <text:p>187840393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188091240" calcext:value-type="float">
            <text:p>188091240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188336969" calcext:value-type="float">
            <text:p>188336969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188638413" calcext:value-type="float">
            <text:p>188638413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188802425" calcext:value-type="float">
            <text:p>188802425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88904228" calcext:value-type="float">
            <text:p>188904228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189119435" calcext:value-type="float">
            <text:p>189119435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89345663" calcext:value-type="float">
            <text:p>189345663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189567080" calcext:value-type="float">
            <text:p>189567080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89788287" calcext:value-type="float">
            <text:p>189788287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190057443" calcext:value-type="float">
            <text:p>190057443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90197947" calcext:value-type="float">
            <text:p>190197947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90279848" calcext:value-type="float">
            <text:p>190279848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90485376" calcext:value-type="float">
            <text:p>190485376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90673063" calcext:value-type="float">
            <text:p>190673063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90862096" calcext:value-type="float">
            <text:p>190862096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91053181" calcext:value-type="float">
            <text:p>191053181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91292260" calcext:value-type="float">
            <text:p>191292260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91423328" calcext:value-type="float">
            <text:p>191423328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91501590" calcext:value-type="float">
            <text:p>191501590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91701445" calcext:value-type="float">
            <text:p>191701445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91898625" calcext:value-type="float">
            <text:p>191898625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92100853" calcext:value-type="float">
            <text:p>192100853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92304229" calcext:value-type="float">
            <text:p>192304229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92536379" calcext:value-type="float">
            <text:p>192536379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92652956" calcext:value-type="float">
            <text:p>192652956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192721550" calcext:value-type="float">
            <text:p>192721550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92910972" calcext:value-type="float">
            <text:p>192910972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93094487" calcext:value-type="float">
            <text:p>193094487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93281440" calcext:value-type="float">
            <text:p>193281440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93469244" calcext:value-type="float">
            <text:p>193469244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93692167" calcext:value-type="float">
            <text:p>193692167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93806789" calcext:value-type="float">
            <text:p>193806789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93875050" calcext:value-type="float">
            <text:p>193875050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94042790" calcext:value-type="float">
            <text:p>194042790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94204512" calcext:value-type="float">
            <text:p>194204512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94370144" calcext:value-type="float">
            <text:p>194370144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94519444" calcext:value-type="float">
            <text:p>194519444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94712965" calcext:value-type="float">
            <text:p>194712965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94812598" calcext:value-type="float">
            <text:p>19481259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94871611" calcext:value-type="float">
            <text:p>194871611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95033347" calcext:value-type="float">
            <text:p>195033347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95195906" calcext:value-type="float">
            <text:p>195195906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95362701" calcext:value-type="float">
            <text:p>195362701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95528761" calcext:value-type="float">
            <text:p>195528761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95718053" calcext:value-type="float">
            <text:p>195718053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95816404" calcext:value-type="float">
            <text:p>195816404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95874501" calcext:value-type="float">
            <text:p>195874501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96039917" calcext:value-type="float">
            <text:p>196039917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96198884" calcext:value-type="float">
            <text:p>196198884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96345586" calcext:value-type="float">
            <text:p>196345586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96349849" calcext:value-type="float">
            <text:p>196349849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96517963" calcext:value-type="float">
            <text:p>196517963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96708464" calcext:value-type="float">
            <text:p>19670846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96850015" calcext:value-type="float">
            <text:p>196850015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97195179" calcext:value-type="float">
            <text:p>197195179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97567058" calcext:value-type="float">
            <text:p>197567058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97954979" calcext:value-type="float">
            <text:p>197954979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98327877" calcext:value-type="float">
            <text:p>19832787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98786756" calcext:value-type="float">
            <text:p>198786756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99210070" calcext:value-type="float">
            <text:p>199210070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99387629" calcext:value-type="float">
            <text:p>199387629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99693911" calcext:value-type="float">
            <text:p>199693911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200014943" calcext:value-type="float">
            <text:p>200014943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200345156" calcext:value-type="float">
            <text:p>200345156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200660484" calcext:value-type="float">
            <text:p>200660484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201028921" calcext:value-type="float">
            <text:p>201028921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201338213" calcext:value-type="float">
            <text:p>201338213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201458126" calcext:value-type="float">
            <text:p>201458126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201716730" calcext:value-type="float">
            <text:p>201716730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201979523" calcext:value-type="float">
            <text:p>201979523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202217854" calcext:value-type="float">
            <text:p>202217854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02369208" calcext:value-type="float">
            <text:p>202369208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02594078" calcext:value-type="float">
            <text:p>202594078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02740041" calcext:value-type="float">
            <text:p>202740041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202813971" calcext:value-type="float">
            <text:p>202813971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203004410" calcext:value-type="float">
            <text:p>203004410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203143485" calcext:value-type="float">
            <text:p>203143485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203161937" calcext:value-type="float">
            <text:p>203161937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203161937" calcext:value-type="float">
            <text:p>2031619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5:25:20.08205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2:01:13.334694570</meta:creation-date>
    <dc:date>2021-12-26T15:44:04.211808900</dc:date>
    <meta:editing-duration>PT26M26S</meta:editing-duration>
    <meta:editing-cycles>3</meta:editing-cycles>
    <meta:generator>LibreOffice/6.4.7.2$Linux_X86_64 LibreOffice_project/40$Build-2</meta:generator>
    <meta:document-statistic meta:table-count="1" meta:cell-count="1404" meta:object-count="0"/>
  </office:meta>
</office:document-meta>
</file>